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29a3" officeooo:paragraph-rsid="000829a3"/>
    </style:style>
    <style:style style:name="P2" style:family="paragraph" style:parent-style-name="Standard">
      <style:text-properties officeooo:rsid="000829a3" officeooo:paragraph-rsid="00089b9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29a3" officeooo:paragraph-rsid="000829a3" style:font-weight-asian="bold" style:font-weight-complex="bold"/>
    </style:style>
    <style:style style:name="P4" style:family="paragraph" style:parent-style-name="Standard">
      <style:paragraph-properties fo:padding="0.0201in" fo:border="0.06pt solid #000000" style:shadow="none"/>
      <style:text-properties fo:font-style="italic" officeooo:rsid="000997d9" officeooo:paragraph-rsid="000997d9" style:font-style-asian="italic" style:font-style-complex="italic"/>
    </style:style>
    <style:style style:name="P5" style:family="paragraph" style:parent-style-name="Standard">
      <style:paragraph-properties fo:padding="0.0201in" fo:border="0.06pt solid #000000" style:shadow="none"/>
      <style:text-properties officeooo:rsid="000ab7fd" officeooo:paragraph-rsid="000ab7fd"/>
    </style:style>
    <style:style style:name="P6" style:family="paragraph" style:parent-style-name="Standard">
      <style:paragraph-properties fo:padding="0.0201in" fo:border="0.06pt solid #000000" style:shadow="none"/>
      <style:text-properties officeooo:rsid="000c266c" officeooo:paragraph-rsid="000c266c"/>
    </style:style>
    <style:style style:name="P7" style:family="paragraph" style:parent-style-name="Standard">
      <style:paragraph-properties fo:padding="0.0201in" fo:border="0.06pt solid #000000" style:shadow="none"/>
      <style:text-properties officeooo:rsid="000e0bcc" officeooo:paragraph-rsid="000e0bcc"/>
    </style:style>
    <style:style style:name="P8" style:family="paragraph" style:parent-style-name="Standard">
      <style:paragraph-properties fo:padding="0.0201in" fo:border="0.06pt solid #000000" style:shadow="none"/>
      <style:text-properties officeooo:paragraph-rsid="000e0bcc"/>
    </style:style>
    <style:style style:name="P9" style:family="paragraph" style:parent-style-name="Standard">
      <style:paragraph-properties fo:padding="0.0201in" fo:border="0.06pt solid #000000" style:shadow="none"/>
      <style:text-properties officeooo:rsid="000e8845" officeooo:paragraph-rsid="000e8845"/>
    </style:style>
    <style:style style:name="P10" style:family="paragraph" style:parent-style-name="Standard">
      <style:paragraph-properties fo:padding="0.0201in" fo:border="0.06pt solid #000000" style:shadow="none"/>
      <style:text-properties officeooo:rsid="001080ca" officeooo:paragraph-rsid="001080ca"/>
    </style:style>
    <style:style style:name="P11" style:family="paragraph" style:parent-style-name="Standard">
      <style:paragraph-properties fo:padding="0.0201in" fo:border="0.06pt solid #000000" style:shadow="none"/>
      <style:text-properties fo:font-weight="bold" officeooo:rsid="001080ca" officeooo:paragraph-rsid="001080ca" style:font-weight-asian="bold" style:font-weight-complex="bold"/>
    </style:style>
    <style:style style:name="P12" style:family="paragraph" style:parent-style-name="Standard">
      <style:paragraph-properties fo:padding="0.0201in" fo:border="0.06pt solid #000000" style:shadow="none"/>
      <style:text-properties officeooo:paragraph-rsid="001080ca"/>
    </style:style>
    <style:style style:name="P13" style:family="paragraph" style:parent-style-name="Standard">
      <style:paragraph-properties fo:padding="0in" fo:border="none" style:shadow="none"/>
      <style:text-properties officeooo:rsid="0011c5bc" officeooo:paragraph-rsid="0011c5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266c"/>
    </style:style>
    <style:style style:name="T3" style:family="text">
      <style:text-properties officeooo:rsid="000e0bcc"/>
    </style:style>
    <style:style style:name="T4" style:family="text">
      <style:text-properties officeooo:rsid="001080ca"/>
    </style:style>
    <style:style style:name="T5" style:family="text">
      <style:text-properties officeooo:rsid="0011b8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ојектни задатак</text:p>
      <text:p text:style-name="P3">XML и веб сервиси, 2015/16. година</text:p>
      <text:p text:style-name="P3"/>
      <text:p text:style-name="P1">Пројектовати, имплементирати и тестирати информациони систем Скупштине Града Новог</text:p>
      <text:p text:style-name="P1">Сада.</text:p>
      <text:p text:style-name="P1"/>
      <text:p text:style-name="P1">Информациони систем треба да подржи и интерне пословне процесе (као што су предлагање</text:p>
      <text:p text:style-name="P1">аката и амандмана на предлоге аката, повлачење предлога, усвајање предлога и руковођење</text:p>
      <text:p text:style-name="P1">седницом) и екстерне пословне процесе (као што су проналажење и прегледање аката).</text:p>
      <text:p text:style-name="P1"/>
      <text:p text:style-name="P5"><text:span text:style-name="T1">Акт</text:span> – Пропис који усваја градска скупштина. Текстуални документ</text:p>
      <text:p text:style-name="P5"><text:span text:style-name="T1">Примери одлука/планова</text:span>: <text:a xlink:type="simple" xlink:href="http://www.skupstinans.rs/cirilica/sluzbeni-list">Службени лист града Новог Сада</text:a></text:p>
      <text:p text:style-name="P5">Ослонити се на постојеће прописе (дати у материјалима)</text:p>
      <text:p text:style-name="P1"/>
      <text:p text:style-name="P1">Документе и метаподатке представити по W3C стандардима (XML и RDF), систем</text:p>
      <text:p text:style-name="P1">пројектовати по трослојној софтверској архитектури, а комуникацију између серверске и</text:p>
      <text:p text:style-name="P2">клијентске стране остварити помоћу RESTfull сервиса. </text:p>
      <text:p text:style-name="P2"/>
      <text:p text:style-name="P5">Трослојна софтверска архитектура:</text:p>
      <text:p text:style-name="P5">1) Клијент (презентациони слој) – кориснички интерфејс</text:p>
      <text:p text:style-name="P5">2) Пословни слој (апликациони сервер) – апликациона логика, бизнис логика</text:p>
      <text:p text:style-name="P5">3) Извори података (база података) – управљање подацима</text:p>
      <text:p text:style-name="P5"/>
      <text:p text:style-name="P9">Податке складиштимо као XML документе и RDF граф. <text:span text:style-name="T4">За представљање метаподатака користимо RDF формат.</text:span></text:p>
      <text:p text:style-name="P2"/>
      <text:p text:style-name="P2">Избор програмског језика и платформе за имплементацију серверске и клијентске стране препуштен је студентима (примери на вежбама су у Јави).</text:p>
      <text:p text:style-name="P2"/>
      <text:p text:style-name="P4"><text:span text:style-name="T1">Серверска страна</text:span> – Java</text:p>
      <text:p text:style-name="P4"><text:span text:style-name="T1">Клијентска страна</text:span> – JavaScript + AngularJS</text:p>
      <text:p text:style-name="P4"><text:span text:style-name="T1">База података</text:span> - <text:a xlink:type="simple" xlink:href="http://www.marklogic.com/">MarkLogic</text:a></text:p>
      <text:p text:style-name="P2"/>
      <text:p text:style-name="P2"/>
      <text:p text:style-name="P1">Улоге корисника су: грађанин, одборник (одборник је грађанин) и председник скупштине</text:p>
      <text:p text:style-name="P1">(председник супштине је одборник).</text:p>
      <text:p text:style-name="P1"/>
      <text:p text:style-name="P1">Грађанин може да:</text:p>
      <text:p text:style-name="P1">1. проналази усвојене акте и акте у процедури по метаподацима и по текстуалном</text:p>
      <text:p text:style-name="P1">садржају и</text:p>
      <text:p text:style-name="P1"/>
      <text:p text:style-name="P5"><text:span text:style-name="T1">Усвојени акти</text:span> – Акти који се примењују. Уколико се акт усвоји онда се сви амандмани примењују на предлог одлуке.</text:p>
      <text:p text:style-name="P5"><text:span text:style-name="T1">Акти у процедури</text:span> – Одборник предлаже да се усвоји нека одлука, а онда остали одборници предлажу амандмане (допуне докумената). Када предложе амандман онда се гласа:</text:p>
      <text:p text:style-name="P5">1) о предлогу у начелу</text:p>
      <text:p text:style-name="P5">2) о сваком појединачном амандману</text:p>
      <text:p text:style-name="P5">3) о целокупној одлуци.</text:p>
      <text:p text:style-name="P5"><text:span text:style-name="T1">Проналажење по метаподацима</text:span> – можемо сами дефинисати метаподатке или пронаћи сличне сајтове и преузети метаподатке за које је неко већ сматрао да су битни. <text:span text:style-name="T2">Пример: </text:span><text:a xlink:type="simple" xlink:href="http://www.pravno-informacioni-sistem.rs/SlGlasnikPortal/pages/home.xhtml"><text:span text:style-name="T2">Правно-информациони систем Републике Србије</text:span></text:a></text:p>
      <text:p text:style-name="P1"><text:soft-page-break/></text:p>
      <text:p text:style-name="P1"/>
      <text:p text:style-name="P1"/>
      <text:p text:style-name="P1">2. прегледа усвојене акте и акте у процедури по референцама</text:p>
      <text:p text:style-name="P1"/>
      <text:p text:style-name="P6">Прегледа усвојене акте и акте у процедури по референцама – линк до одређеног акта</text:p>
      <text:p text:style-name="P6">Да бисмо могли да имамо линк, морамо да имамо идентификатор одлуке, за шта можемо користити URI. </text:p>
      <text:p text:style-name="P6">1) Можемо сами да доделимо ID</text:p>
      <text:p text:style-name="P6">2) Можемо да користимо већ постојећи. Свака одлука има јединствени идентификатор који се ресетује сваке године</text:p>
      <text:p text:style-name="P6">Пример: /&lt;godina&gt;/&lt;id_odluke&gt; (важи за донете одлуке)</text:p>
      <text:p text:style-name="P6">За одлуке које су у процедури, наш систем мора да додељује ID свакој одлуци која је у процедури</text:p>
      <text:p text:style-name="P6">3) На основу амандмана за који се везује одлука</text:p>
      <text:p text:style-name="P1"/>
      <text:p text:style-name="P1">Одборник може да:</text:p>
      <text:p text:style-name="P1">3. предлаже акте,</text:p>
      <text:p text:style-name="P1"/>
      <text:p text:style-name="P6">Акт складиштимо у XML-у.</text:p>
      <text:p text:style-name="P6">WYSIWYG едитор (има openSource решења едитора генеричких XML докумената – <text:a xlink:type="simple" xlink:href="http://holloway.co.nz/doctored/">пример</text:a>), не сме да дозволи кориснику да направи грешку. Корисник мора да означи шта је члан, тачка... Дакле, не форма, већ едитор.</text:p>
      <text:p text:style-name="P7">Начин имплементације зависи од технологије коју користимо.</text:p>
      <text:p text:style-name="P7">Референце:</text:p>
      <text:p text:style-name="P8"><text:a xlink:type="simple" xlink:href="http://www.xml-dev.com/"><text:span text:style-name="T3">http://www.xml-dev.com/</text:span></text:a></text:p>
      <text:p text:style-name="P8"><text:a xlink:type="simple" xlink:href="http://www.datamech.com/XMLForm/index.html"><text:span text:style-name="T3">http://www.datamech.com/XMLForm/index.html</text:span></text:a></text:p>
      <text:p text:style-name="P8"><text:a xlink:type="simple" xlink:href="http://www.eclipse.org/vex/"><text:span text:style-name="T3">http://www.eclipse.org/vex/</text:span></text:a></text:p>
      <text:p text:style-name="P8"><text:a xlink:type="simple" xlink:href="http://media4.obspm.fr/outils/webjaxe/en/"><text:span text:style-name="T3">http://media4.obspm.fr/outils/webjaxe/en/</text:span></text:a></text:p>
      <text:p text:style-name="P8"><text:a xlink:type="simple" xlink:href="http://jaxe.sourceforge.net/en/demo_en/in_five_minutes.html"><text:span text:style-name="T3">http://jaxe.sourceforge.net/en/demo_en/in_five_minutes.html</text:span></text:a></text:p>
      <text:p text:style-name="P1"/>
      <text:p text:style-name="P1">4. предлаже амандмане на предлог акта и</text:p>
      <text:p text:style-name="P1">5. повлачи предлоге аката и амандмана</text:p>
      <text:p text:style-name="P1"/>
      <text:p text:style-name="P1">Председник скупштине може да:</text:p>
      <text:p text:style-name="P1">6. руководи седницом (усвајање аката у начелу, у појединостима и у целини)</text:p>
      <text:p text:style-name="P1"/>
      <text:p text:style-name="P10">Треба да покупи све предлоге одборника. Он само уноси резултете гласања.</text:p>
      <text:p text:style-name="P1"/>
      <text:p text:style-name="P1"/>
      <text:p text:style-name="P1">Такође је потребно омогућити аутоматско пречишћавање аката, извоз аката и амандмана у</text:p>
      <text:p text:style-name="P1">XHTML и PDF формате и слање усвојених аката Историјском архиву Града Новог Сада.</text:p>
      <text:p text:style-name="P11">Аутоматско пречишћавање аката:</text:p>
      <text:p text:style-name="P10">1) амандмани се аутоматски присвоје ако је акт усвојен</text:p>
      <text:p text:style-name="P10">2) DOM парсер ← за трансформације које треба да извршимо над документима – додавање, измена, брисање</text:p>
      <text:p text:style-name="P11">Изво<text:span text:style-name="T5">р</text:span> и слање усвојених аката:</text:p>
      <text:p text:style-name="P10">-XML који представља одређену одлуку коју шаљемо архиви</text:p>
      <text:p text:style-name="P12"><text:span text:style-name="T4">-Историјски архив – REST сервис, само постујемо одговарајући XML сервис. Историјски архив је посебна апликација у коју складиштимо документе. Користимо је само за симулирање архивирања, не морамо имати GUI, само складиштење.</text:span></text:p>
      <text:p text:style-name="P13"><text:soft-page-break/>Schema-e:</text:p>
      <text:p text:style-name="P13">1. Propisi</text:p>
      <text:p text:style-name="P13">2. Amandmani (prihvacen, odobren)</text:p>
      <text:p text:style-name="P13">3. GenericTyp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6:55:29.990899862</meta:creation-date>
    <dc:date>2016-05-16T17:53:08.514873165</dc:date>
    <meta:editing-duration>PT56M3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3" meta:paragraph-count="69" meta:word-count="585" meta:character-count="4174" meta:non-whitespace-character-count="3643"/>
  </office:meta>
</office:document-meta>
</file>